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01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994cm" svg:y1="5.699cm" svg:x2="23.028cm" svg:y2="5.572cm">
          <text:p/>
        </draw:line>
        <draw:line draw:style-name="gr1" draw:text-style-name="P1" draw:layer="layout" svg:x1="4.994cm" svg:y1="14.081cm" svg:x2="23.028cm" svg:y2="13.954cm">
          <text:p/>
        </draw:line>
        <draw:frame draw:style-name="gr2" draw:text-style-name="P2" draw:layer="layout" svg:width="2.225cm" svg:height="0.962cm" svg:x="2.619cm" svg:y="5.191cm">
          <draw:text-box>
            <text:p>400px</text:p>
          </draw:text-box>
        </draw:frame>
        <draw:line draw:style-name="gr3" draw:text-style-name="P1" draw:layer="layout" svg:x1="3.54cm" svg:y1="3.667cm" svg:x2="3.54cm" svg:y2="5.318cm">
          <text:p/>
        </draw:line>
        <draw:frame draw:style-name="gr4" draw:text-style-name="P2" draw:layer="layout" svg:width="4.701cm" svg:height="0.962cm" svg:x="2.778cm" svg:y="2.651cm">
          <draw:text-box>
            <text:p>Y-Co-ordinates</text:p>
          </draw:text-box>
        </draw:frame>
        <draw:frame draw:style-name="gr2" draw:text-style-name="P2" draw:layer="layout" svg:width="2.225cm" svg:height="0.962cm" svg:x="2.62cm" svg:y="13.591cm">
          <draw:text-box>
            <text:p>656px</text:p>
          </draw:text-box>
        </draw:frame>
        <draw:line draw:style-name="gr5" draw:text-style-name="P3" draw:layer="layout" svg:x1="5.164cm" svg:y1="5.953cm" svg:x2="5.191cm" svg:y2="11.414cm">
          <text:p/>
        </draw:line>
        <draw:line draw:style-name="gr5" draw:text-style-name="P3" draw:layer="layout" svg:x1="5.191cm" svg:y1="13.827cm" svg:x2="5.191cm" svg:y2="12.557cm">
          <text:p/>
        </draw:line>
        <draw:frame draw:style-name="gr6" draw:text-style-name="P2" draw:layer="layout" svg:width="7.69cm" svg:height="0.962cm" svg:x="3.279cm" svg:y="11.251cm">
          <draw:text-box>
            <text:p>Scan at scale 1.5 (96x96)</text:p>
          </draw:text-box>
        </draw:frame>
        <draw:line draw:style-name="gr1" draw:text-style-name="P1" draw:layer="layout" svg:x1="11.668cm" svg:y1="10.779cm" svg:x2="23.028cm" svg:y2="10.655cm">
          <text:p/>
        </draw:line>
        <draw:line draw:style-name="gr5" draw:text-style-name="P3" draw:layer="layout" svg:x1="12.049cm" svg:y1="5.826cm" svg:x2="12.049cm" svg:y2="7.985cm">
          <text:p/>
        </draw:line>
        <draw:line draw:style-name="gr5" draw:text-style-name="P3" draw:layer="layout" svg:x1="12.049cm" svg:y1="10.725cm" svg:x2="12.049cm" svg:y2="8.947cm">
          <text:p/>
        </draw:line>
        <draw:frame draw:style-name="gr6" draw:text-style-name="P2" draw:layer="layout" svg:width="7.69cm" svg:height="0.962cm" svg:x="8.179cm" svg:y="7.951cm">
          <draw:text-box>
            <text:p>Scan at scale 1.0 (64x64)</text:p>
          </draw:text-box>
        </draw:frame>
        <draw:line draw:style-name="gr1" draw:text-style-name="P1" draw:layer="layout" svg:x1="18.018cm" svg:y1="8.039cm" svg:x2="23.028cm" svg:y2="7.955cm">
          <text:p/>
        </draw:line>
        <draw:line draw:style-name="gr5" draw:text-style-name="P3" draw:layer="layout" svg:x1="18.272cm" svg:y1="5.699cm" svg:x2="18.272cm" svg:y2="6.588cm">
          <text:p/>
        </draw:line>
        <draw:line draw:style-name="gr5" draw:text-style-name="P3" draw:layer="layout" svg:x1="18.272cm" svg:y1="7.985cm" svg:x2="18.272cm" svg:y2="7.096cm">
          <text:p/>
        </draw:line>
        <draw:frame draw:style-name="gr6" draw:text-style-name="P2" draw:layer="layout" svg:width="7.69cm" svg:height="0.962cm" svg:x="14.679cm" svg:y="6.251cm">
          <draw:text-box>
            <text:p>Scan at scale 0.5 (32x32)</text:p>
          </draw:text-box>
        </draw:frame>
        <draw:frame draw:style-name="gr2" draw:text-style-name="P2" draw:layer="layout" svg:width="2.225cm" svg:height="0.962cm" svg:x="9.421cm" svg:y="10.291cm">
          <draw:text-box>
            <text:p>528px</text:p>
          </draw:text-box>
        </draw:frame>
        <draw:frame draw:style-name="gr2" draw:text-style-name="P2" draw:layer="layout" svg:width="2.225cm" svg:height="0.962cm" svg:x="16.022cm" svg:y="7.491cm">
          <draw:text-box>
            <text:p>464px</text:p>
          </draw:text-box>
        </draw:frame>
        <draw:line draw:style-name="gr7" draw:text-style-name="P3" draw:layer="layout" svg:x1="5.445cm" svg:y1="7.107cm" svg:x2="22.971cm" svg:y2="6.98cm">
          <text:p/>
        </draw:line>
        <draw:line draw:style-name="gr7" draw:text-style-name="P3" draw:layer="layout" svg:x1="5.191cm" svg:y1="8.844cm" svg:x2="23.225cm" svg:y2="8.59cm">
          <text:p/>
        </draw:line>
        <draw:line draw:style-name="gr7" draw:text-style-name="P3" draw:layer="layout" svg:x1="5.318cm" svg:y1="12.292cm" svg:x2="22.971cm" svg:y2="12.1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000000" draw:marker-start-width="0.432cm" draw:marker-end-width="0.43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00:20:06.811151129</meta:creation-date>
    <dc:date>2017-04-16T02:22:12.056782194</dc:date>
    <meta:editing-duration>PT19M23S</meta:editing-duration>
    <meta:editing-cycles>6</meta:editing-cycles>
    <meta:generator>LibreOffice/5.1.6.2$Linux_X86_64 LibreOffice_project/10m0$Build-2</meta:generator>
    <meta:document-statistic meta:object-count="22"/>
  </office:meta>
</office:document-meta>
</file>